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6846in" fo:break-before="auto" style:use-optimal-row-height="true"/>
    </style:style>
    <style:style style:name="ro6" style:family="table-row">
      <style:table-row-properties style:row-height="3.1299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7.328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25">
            <text:p>05/25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office:value-type="string">
            <text:p>Temp = data length of packet</text:p>
            <text:p>If SYN or FIN:</text:p>
            <text:p><text:s/>Temp ← 1;</text:p>
            <text:p>SND.NXT ← SND.UNA + Temp;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state == TimeWait &amp;&amp; FIN:</text:span></text:p>
            <text:p><text:span text:style-name="T4"><text:s text:c="2"/></text:span><text:span text:style-name="T4">Dispatch ACK;</text:span></text:p>
            <text:p><text:span text:style-name="T4"><text:s text:c="2"/></text:span><text:span text:style-name="T4">Restart 2MSL;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/>
            <text:p/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7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6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25T16:18:18</dc:date>
    <dc:creator>Randy Buck</dc:creator>
    <meta:editing-duration>PT731H37M54S</meta:editing-duration>
    <meta:editing-cycles>257</meta:editing-cycles>
    <meta:generator>OpenOffice.org/3.2$Unix OpenOffice.org_project/320m12$Build-9483</meta:generator>
    <meta:printed-by>Randy Buck</meta:printed-by>
    <meta:print-date>2011-05-24T09:01:32</meta:print-date>
    <meta:document-statistic meta:table-count="3" meta:cell-count="45" meta:object-count="0"/>
  </office:meta>
</office:document-meta>
</file>